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2.798cm" fo:min-width="3.818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2.671cm" fo:min-width="3.945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3.306cm" fo:min-width="3.818cm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2.925cm" fo:min-width="4.272cm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-color="#000000" draw:textarea-vertical-align="middle"/>
    </style:style>
    <style:style style:name="gr7" style:family="graphic" style:parent-style-name="standard">
      <style:graphic-properties svg:stroke-color="#000000" draw:fill-color="#eeeeee" draw:textarea-vertical-align="middle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3.433cm" fo:min-width="4.145cm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2.798cm" fo:min-width="3.183cm"/>
    </style:style>
    <style:style style:name="gr10" style:family="graphic" style:parent-style-name="standard">
      <style:graphic-properties svg:stroke-color="#000000" draw:fill-color="#eeeeee" draw:textarea-horizontal-align="justify" draw:textarea-vertical-align="middle" draw:auto-grow-height="false" fo:min-height="4.195cm" fo:min-width="3.564cm"/>
    </style:style>
    <style:style style:name="gr11" style:family="graphic" style:parent-style-name="standard">
      <style:graphic-properties svg:stroke-color="#000000" draw:fill-color="#eeeeee" draw:textarea-horizontal-align="justify" draw:textarea-vertical-align="middle" draw:auto-grow-height="false" fo:min-height="4.168cm" fo:min-width="3.564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4.195cm" fo:min-width="3.437cm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4.195cm" fo:min-width="4.072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25cm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2.29cm" fo:min-width="7.12cm"/>
    </style:style>
    <style:style style:name="gr17" style:family="graphic" style:parent-style-name="standard">
      <style:graphic-properties svg:stroke-color="#000000" draw:textarea-vertical-align="middle"/>
    </style:style>
    <style:style style:name="gr18" style:family="graphic" style:parent-style-name="standard">
      <style:graphic-properties svg:stroke-color="#dddddd" draw:fill-color="#eeeee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318cm" svg:height="3.048cm" svg:x="1.762cm" svg:y="6.08cm">
          <text:p text:style-name="P1">Terminal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4.445cm" svg:height="2.921cm" svg:x="12.684cm" svg:y="5.826cm">
          <text:p text:style-name="P1">Cinema</text:p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6" draw:id="id16" draw:layer="layout" svg:width="4.318cm" svg:height="3.556cm" svg:x="1.762cm" svg:y="10.271cm">
          <text:p text:style-name="P1">Controller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4.772cm" svg:height="3.175cm" svg:x="1.308cm" svg:y="14.335cm">
          <text:p text:style-name="P1">Pedido</text:p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3" draw:id="id3" draw:layer="layout" svg:width="0.571cm" svg:height="0.318cm" draw:transform="rotate (3.11366738555788) translate (4.524cm 4.896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2" draw:id="id2" draw:layer="layout" svg:width="0.571cm" svg:height="0.385cm" draw:transform="rotate (-1.54880517821977) translate (7.718cm 5.082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svg:x1="6.053cm" svg:y1="10.597cm" svg:x2="7.539cm" svg:y2="5.658cm" draw:start-shape="id1" draw:start-glue-point="10" draw:end-shape="id2" draw:end-glue-point="7" svg:d="M6053 10597h1486v-4939" svg:viewBox="0 0 1487 4940">
          <text:p/>
        </draw:connector>
        <draw:connector draw:style-name="gr6" draw:text-style-name="P3" draw:layer="layout" svg:x1="3.958cm" svg:y1="4.721cm" svg:x2="3.921cm" svg:y2="6.08cm" draw:start-shape="id3" draw:start-glue-point="7" draw:end-shape="id4" draw:end-glue-point="0" svg:d="M3958 4721h-502v763h465v596" svg:viewBox="0 0 503 1360">
          <text:p/>
        </draw:connector>
        <draw:custom-shape draw:style-name="gr5" draw:text-style-name="P2" xml:id="id5" draw:id="id5" draw:layer="layout" svg:width="0.571cm" svg:height="0.375cm" draw:transform="rotate (-3.07561920786441) translate (4.505cm 3.799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3.925cm" svg:y1="3.651cm" svg:x2="1.308cm" svg:y2="15.922cm" draw:start-shape="id5" draw:start-glue-point="7" draw:end-shape="id6" draw:end-glue-point="3" svg:d="M3925 3651h-3118v12271h501" svg:viewBox="0 0 3119 12272">
          <text:p/>
        </draw:connector>
        <draw:custom-shape draw:style-name="gr8" draw:text-style-name="P2" xml:id="id9" draw:id="id9" draw:layer="layout" svg:width="4.645cm" svg:height="3.683cm" svg:x="1.381cm" svg:y="18.272cm">
          <text:p text:style-name="P1">Ingresso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2" xml:id="id8" draw:id="id8" draw:layer="layout" svg:width="3.683cm" svg:height="3.048cm" svg:x="7.985cm" svg:y="19.507cm">
          <text:p text:style-name="P1">Poltrona</text:p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18" draw:id="id18" draw:layer="layout" svg:width="4.064cm" svg:height="4.445cm" svg:x="11.63cm" svg:y="14.589cm">
          <text:p text:style-name="P1">Sessão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3" draw:id="id13" draw:layer="layout" svg:width="4.064cm" svg:height="4.418cm" svg:x="16.113cm" svg:y="14.589cm">
          <text:p text:style-name="P1">Sala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15" draw:id="id15" draw:layer="layout" svg:width="3.937cm" svg:height="4.445cm" svg:x="7.05cm" svg:y="14.589cm">
          <text:p text:style-name="P1">Filme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7" draw:id="id7" draw:layer="layout" svg:width="0.568cm" svg:height="0.376cm" draw:transform="skewX (0.0691150383789755) rotate (-1.58493349373605) translate (18.244cm 18.997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8.048cm" svg:y1="19.551cm" svg:x2="11.668cm" svg:y2="21.031cm" draw:start-shape="id7" draw:start-glue-point="7" draw:end-shape="id8" draw:end-glue-point="1" svg:d="M18048 19551v1480h-6380" svg:viewBox="0 0 6381 1481">
          <text:p/>
        </draw:connector>
        <draw:connector draw:style-name="gr7" draw:text-style-name="P2" draw:layer="layout" svg:x1="3.703cm" svg:y1="21.955cm" svg:x2="9.826cm" svg:y2="22.555cm" draw:start-shape="id9" draw:start-glue-point="2" draw:end-shape="id8" svg:d="M3703 21955v1101h6123v-501" svg:viewBox="0 0 6124 1102">
          <text:p/>
        </draw:connector>
        <draw:connector draw:style-name="gr7" draw:text-style-name="P2" draw:layer="layout" svg:x1="3.694cm" svg:y1="17.51cm" svg:x2="3.703cm" svg:y2="18.272cm" draw:start-shape="id6" draw:start-glue-point="2" draw:end-shape="id9" draw:end-glue-point="0" svg:d="M3694 17510v380h9v382" svg:viewBox="0 0 10 763">
          <text:p/>
        </draw:connector>
        <draw:custom-shape draw:style-name="gr13" draw:text-style-name="P2" xml:id="id20" draw:id="id20" draw:layer="layout" svg:width="4.572cm" svg:height="4.445cm" svg:x="8.674cm" svg:y="9.001cm">
          <text:p text:style-name="P1">CatalogoFilme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xml:id="id10" draw:id="id10" draw:layer="layout" svg:width="0.571cm" svg:height="0.368cm" draw:transform="rotate (0.00157079632679482) translate (12.238cm 3.148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2.81cm" svg:y1="3.331cm" svg:x2="14.906cm" svg:y2="5.826cm" draw:start-shape="id10" draw:start-glue-point="7" draw:end-shape="id11" draw:end-glue-point="0" svg:d="M12810 3331h2096v2495" svg:viewBox="0 0 2097 2496">
          <text:p/>
        </draw:connector>
        <draw:custom-shape draw:style-name="gr5" draw:text-style-name="P2" xml:id="id12" draw:id="id12" draw:layer="layout" svg:width="0.63cm" svg:height="0.375cm" draw:transform="rotate (-1.54880517821977) translate (16.441cm 8.766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3" xml:id="id14" draw:id="id14" draw:layer="layout" svg:width="0.571cm" svg:height="0.375cm" draw:transform="rotate (-1.61111343251597) translate (11.05cm 13.464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6.268cm" svg:y1="9.402cm" svg:x2="18.145cm" svg:y2="14.589cm" draw:start-shape="id12" draw:start-glue-point="7" draw:end-shape="id13" draw:end-glue-point="0" svg:d="M16268 9402v2593h1877v2594" svg:viewBox="0 0 1878 5188">
          <text:p/>
        </draw:connector>
        <draw:connector draw:style-name="gr7" draw:text-style-name="P2" draw:layer="layout" svg:x1="10.841cm" svg:y1="14.029cm" svg:x2="9.018cm" svg:y2="14.589cm" draw:start-shape="id14" draw:start-glue-point="7" draw:end-shape="id15" draw:end-glue-point="0" svg:d="M10841 14029v279h-1823v281" svg:viewBox="0 0 1824 561">
          <text:p/>
        </draw:connector>
        <draw:frame draw:style-name="gr15" draw:text-style-name="P4" draw:layer="layout" svg:width="12.525cm" svg:height="0.962cm" svg:x="4.302cm" svg:y="1.127cm">
          <draw:text-box>
            <text:p>UML – Compras de ingressos para cinema</text:p>
          </draw:text-box>
        </draw:frame>
        <draw:custom-shape draw:style-name="gr16" draw:text-style-name="P2" draw:layer="layout" svg:width="7.62cm" svg:height="2.54cm" svg:x="4.556cm" svg:y="2.524cm">
          <text:p text:style-name="P1">SistemaCompraIngresso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3.921cm" svg:y1="9.128cm" svg:x2="3.921cm" svg:y2="10.271cm" draw:start-shape="id4" draw:start-glue-point="2" draw:end-shape="id16" draw:end-glue-point="0" svg:d="M3921 9128v1143" svg:viewBox="0 0 1 1144">
          <text:p/>
        </draw:connector>
        <draw:connector draw:style-name="gr17" draw:text-style-name="P1" draw:layer="layout" svg:x1="3.921cm" svg:y1="13.827cm" svg:x2="3.694cm" svg:y2="14.335cm" draw:start-shape="id16" draw:start-glue-point="2" draw:end-shape="id6" draw:end-glue-point="0" svg:d="M3921 13827v254h-227v254" svg:viewBox="0 0 228 509">
          <text:p/>
        </draw:connector>
        <draw:custom-shape draw:style-name="gr5" draw:text-style-name="P2" xml:id="id17" draw:id="id17" draw:layer="layout" svg:width="0.648cm" svg:height="0.375cm" draw:transform="rotate (-1.54880517821977) translate (15.136cm 8.767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1" draw:layer="layout" svg:x1="14.963cm" svg:y1="9.421cm" svg:x2="13.662cm" svg:y2="14.589cm" draw:start-shape="id17" draw:start-glue-point="7" draw:end-shape="id18" draw:end-glue-point="0" svg:d="M14963 9421v2583h-1301v2585" svg:viewBox="0 0 1302 5169">
          <text:p/>
        </draw:connector>
        <draw:connector draw:style-name="gr17" draw:text-style-name="P1" draw:layer="layout" svg:x1="12.744cm" svg:y1="8.051cm" svg:x2="10.96cm" svg:y2="9.001cm" draw:start-shape="id19" draw:start-glue-point="5" draw:end-shape="id20" draw:end-glue-point="0" svg:d="M12744 8051h-1784v950" svg:viewBox="0 0 1785 951">
          <text:p/>
        </draw:connector>
        <draw:connector draw:style-name="gr6" draw:text-style-name="P3" draw:layer="layout" draw:line-skew="-1.206cm" svg:x1="12.684cm" svg:y1="7.286cm" svg:x2="6.035cm" svg:y2="11.251cm" draw:start-shape="id11" draw:start-glue-point="3" draw:end-shape="id21" draw:end-glue-point="11" svg:d="M12684 7286h-4522v3965h-2127" svg:viewBox="0 0 6650 3966">
          <text:p/>
        </draw:connector>
        <draw:connector draw:style-name="gr6" draw:text-style-name="P3" draw:layer="layout" svg:x1="6.053cm" svg:y1="12.497cm" svg:x2="8.726cm" svg:y2="12.497cm" draw:start-shape="id22" draw:start-glue-point="10" draw:end-shape="id23" draw:end-glue-point="6" svg:d="M6053 12497h2673" svg:viewBox="0 0 2674 1">
          <text:p/>
        </draw:connector>
        <draw:connector draw:style-name="gr6" draw:text-style-name="P3" draw:layer="layout" svg:x1="7.05cm" svg:y1="16.811cm" svg:x2="6.026cm" svg:y2="20.113cm" draw:start-shape="id15" draw:start-glue-point="3" draw:end-shape="id9" draw:end-glue-point="1" svg:d="M7050 16811h-513v3302h-511" svg:viewBox="0 0 1025 3303">
          <text:p/>
        </draw:connector>
        <draw:connector draw:style-name="gr17" draw:text-style-name="P1" draw:layer="layout" svg:x1="10.987cm" svg:y1="16.811cm" svg:x2="11.63cm" svg:y2="16.811cm" draw:start-shape="id15" draw:start-glue-point="1" draw:end-shape="id18" draw:end-glue-point="3" svg:d="M10987 16811h643" svg:viewBox="0 0 644 1">
          <text:p/>
        </draw:connector>
        <draw:custom-shape draw:style-name="gr18" draw:text-style-name="P2" xml:id="id1" draw:id="id1" draw:layer="layout" svg:width="0.127cm" svg:height="0.127cm" svg:x="5.926cm" svg:y="10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1" draw:id="id21" draw:layer="layout" svg:width="0.127cm" svg:height="0.127cm" svg:x="5.926cm" svg:y="11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2" draw:id="id22" draw:layer="layout" svg:width="0.127cm" svg:height="0.127cm" svg:x="5.926cm" svg:y="1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3" draw:id="id23" draw:layer="layout" svg:width="0.127cm" svg:height="0.127cm" svg:x="8.726cm" svg:y="1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9" draw:id="id19" draw:layer="layout" svg:width="0.127cm" svg:height="0.127cm" svg:x="12.726cm" svg:y="8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7T15:38:22.892884292</meta:creation-date>
    <dc:date>2019-10-04T16:21:04.677842025</dc:date>
    <meta:editing-duration>PT28M34S</meta:editing-duration>
    <meta:editing-cycles>4</meta:editing-cycles>
    <meta:generator>LibreOffice/6.1.6.3$Linux_X86_64 LibreOffice_project/10$Build-3</meta:generator>
    <meta:document-statistic meta:object-count="42"/>
  </office:meta>
</office:document-meta>
</file>